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Test.testLoginAcces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Test.testLoginRead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Test.testLoginSuper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Test.performTest( String testName , Credentials creds , boolean accessRoo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inTest.testLogin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